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b402" officeooo:paragraph-rsid="000db40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12" draw:style-name="gr2" draw:text-style-name="P4" svg:width="2.885cm" svg:height="1.35cm" svg:x="7.107cm" svg:y="-0.676cm"><text:p text:style-name="P4"><text:span text:style-name="T2">Accueil</text:span></text:p></draw:rect><draw:rect text:anchor-type="paragraph" draw:z-index="22" draw:style-name="gr2" draw:text-style-name="P4" svg:width="2.885cm" svg:height="1.35cm" svg:x="12.107cm" svg:y="-0.702cm"><text:p text:style-name="P4"><text:span text:style-name="T2">Intranet</text:span></text:p></draw:rect><draw:line text:anchor-type="paragraph" draw:z-index="23" draw:style-name="gr1" draw:text-style-name="P2" svg:x1="9.991cm" svg:y1="-0.041cm" svg:x2="12.108cm" svg:y2="-0.041cm"><text:p/></draw:line></text:p>
      <text:p text:style-name="P1"><draw:line text:anchor-type="paragraph" draw:z-index="0" draw:style-name="gr1" draw:text-style-name="P2" svg:x1="8.403cm" svg:y1="0.134cm" svg:x2="8.403cm" svg:y2="2.013cm"><text:p/></draw:line><draw:line text:anchor-type="paragraph" draw:z-index="1" draw:style-name="gr1" draw:text-style-name="P2" svg:x1="2.027cm" svg:y1="2.013cm" svg:x2="15.071cm" svg:y2="2.013cm"><text:p/></draw:line><draw:line text:anchor-type="paragraph" draw:z-index="2" draw:style-name="gr1" draw:text-style-name="P2" svg:x1="2.053cm" svg:y1="2.013cm" svg:x2="2.027cm" svg:y2="4.156cm"><text:p/></draw:line><draw:line text:anchor-type="paragraph" draw:z-index="3" draw:style-name="gr1" draw:text-style-name="P2" svg:x1="4.963cm" svg:y1="2.013cm" svg:x2="4.937cm" svg:y2="4.156cm"><text:p/></draw:line><draw:line text:anchor-type="paragraph" draw:z-index="4" draw:style-name="gr1" draw:text-style-name="P2" svg:x1="8.429cm" svg:y1="2.013cm" svg:x2="8.403cm" svg:y2="4.156cm"><text:p/></draw:line><draw:line text:anchor-type="paragraph" draw:z-index="5" draw:style-name="gr1" draw:text-style-name="P2" svg:x1="11.895cm" svg:y1="2.013cm" svg:x2="11.869cm" svg:y2="4.156cm"><text:p/></draw:line><draw:line text:anchor-type="paragraph" draw:z-index="6" draw:style-name="gr1" draw:text-style-name="P2" svg:x1="15.07cm" svg:y1="2.013cm" svg:x2="15.044cm" svg:y2="4.156cm"><text:p/></draw:line><draw:rect text:anchor-type="paragraph" draw:z-index="7" draw:style-name="gr2" draw:text-style-name="P3" svg:width="2.885cm" svg:height="1.35cm" svg:x="0.651cm" svg:y="4.182cm"><text:p text:style-name="P3"><text:span text:style-name="T1">Le groupe</text:span></text:p></draw:rect><draw:rect text:anchor-type="paragraph" draw:z-index="8" draw:style-name="gr2" draw:text-style-name="P3" svg:width="2.885cm" svg:height="1.35cm" svg:x="3.852cm" svg:y="4.129cm"><text:p text:style-name="P3"><text:span text:style-name="T1">L'activité</text:span></text:p></draw:rect><draw:rect text:anchor-type="paragraph" draw:z-index="9" draw:style-name="gr2" draw:text-style-name="P3" svg:width="2.885cm" svg:height="1.35cm" svg:x="7.107cm" svg:y="4.103cm"><text:p text:style-name="P3"><text:span text:style-name="T1">Nous rejoindre</text:span></text:p></draw:rect><draw:rect text:anchor-type="paragraph" draw:z-index="10" draw:style-name="gr2" draw:text-style-name="P2" svg:width="2.885cm" svg:height="1.35cm" svg:x="10.573cm" svg:y="4.129cm"><text:p text:style-name="P2"><text:span text:style-name="T1">Espace collaborateur</text:span></text:p></draw:rect><draw:rect text:anchor-type="paragraph" draw:z-index="11" draw:style-name="gr2" draw:text-style-name="P2" svg:width="2.885cm" svg:height="1.35cm" svg:x="13.959cm" svg:y="4.129cm"><text:p text:style-name="P2"><text:span text:style-name="T1">Contact</text:span></text:p></draw:rect><draw:rect text:anchor-type="paragraph" draw:z-index="13" draw:style-name="gr2" draw:text-style-name="P3" svg:width="2.885cm" svg:height="1.35cm" svg:x="0.677cm" svg:y="6.008cm"><text:p text:style-name="P3"><text:span text:style-name="T1">Présentation</text:span></text:p></draw:rect><draw:rect text:anchor-type="paragraph" draw:z-index="14" draw:style-name="gr2" draw:text-style-name="P3" svg:width="2.885cm" svg:height="1.35cm" svg:x="0.651cm" svg:y="7.886cm"><text:p text:style-name="P3"><text:span text:style-name="T1">Chiffres clés</text:span></text:p></draw:rect><draw:rect text:anchor-type="paragraph" draw:z-index="15" draw:style-name="gr2" draw:text-style-name="P3" svg:width="2.885cm" svg:height="1.35cm" svg:x="0.624cm" svg:y="9.738cm"><text:p text:style-name="P3"><text:span text:style-name="T1">Notre expertise</text:span></text:p></draw:rect><draw:rect text:anchor-type="paragraph" draw:z-index="16" draw:style-name="gr2" draw:text-style-name="P3" svg:width="2.886cm" svg:height="1.352cm" svg:x="0.651cm" svg:y="11.591cm"><text:p text:style-name="P2"><text:span text:style-name="T1">Les valeurs du </text:span></text:p><text:p text:style-name="P2"><text:span text:style-name="T1">groupe</text:span></text:p></draw:rect><draw:rect text:anchor-type="paragraph" draw:z-index="17" draw:style-name="gr2" draw:text-style-name="P3" svg:width="2.885cm" svg:height="1.35cm" svg:x="3.852cm" svg:y="6.034cm"><text:p text:style-name="P3"><text:span text:style-name="T1">Nos métiers</text:span></text:p></draw:rect><draw:rect text:anchor-type="paragraph" draw:z-index="18" draw:style-name="gr2" draw:text-style-name="P3" svg:width="2.886cm" svg:height="1.352cm" svg:x="3.826cm" svg:y="7.833cm"><text:p text:style-name="P2"><text:span text:style-name="T1">Nos secteurs</text:span></text:p><text:p text:style-name="P2"><text:span text:style-name="T1">d'activités</text:span></text:p></draw:rect><draw:rect text:anchor-type="paragraph" draw:z-index="19" draw:style-name="gr2" draw:text-style-name="P3" svg:width="2.885cm" svg:height="1.35cm" svg:x="3.799cm" svg:y="9.818cm"><text:p text:style-name="P3"><text:span text:style-name="T1">Ils nous font </text:span></text:p><text:p text:style-name="P3"><text:span text:style-name="T1">confiance</text:span></text:p></draw:rect><draw:rect text:anchor-type="paragraph" draw:z-index="20" draw:style-name="gr2" draw:text-style-name="P3" svg:width="2.885cm" svg:height="1.35cm" svg:x="7.133cm" svg:y="7.833cm"><text:p text:style-name="P3"><text:span text:style-name="T1">Postuler</text:span></text:p></draw:rect><draw:rect text:anchor-type="paragraph" draw:z-index="21" draw:style-name="gr2" draw:text-style-name="P3" svg:width="2.885cm" svg:height="1.35cm" svg:x="7.133cm" svg:y="6.008cm"><text:p text:style-name="P3"><text:span text:style-name="T1">Les postes à </text:span></text:p><text:p text:style-name="P3"><text:span text:style-name="T1">pouvoir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17:12.755117519</meta:creation-date>
    <dc:date>2017-05-30T16:28:59.874632799</dc:date>
    <meta:editing-duration>PT11M47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